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BF00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36">
      <style:table-cell-properties fo:background-color="#81D41A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0. N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 Name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4">
            <text:p>Paranoid Android, Exit Music</text:p>
          </table:table-cell>
          <table:table-cell office:value-type="string" table:style-name="ce4">
            <text:p>1, 5</text:p>
          </table:table-cell>
          <table:table-cell office:value-type="string" table:style-name="ce4">
            <text:p>3:30, 4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4">
            <text:p>My Iron Lung, High and Dry</text:p>
          </table:table-cell>
          <table:table-cell office:value-type="string" table:style-name="ce4">
            <text:p>1, 2</text:p>
          </table:table-cell>
          <table:table-cell office:value-type="string" table:style-name="ce4">
            <text:p>4:10, 3: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4">
            <text:p>The Jack, Life Wire</text:p>
          </table:table-cell>
          <table:table-cell office:value-type="string" table:style-name="ce4">
            <text:p>3, 4</text:p>
          </table:table-cell>
          <table:table-cell office:value-type="string" table:style-name="ce4">
            <text:p>5:50, 5:47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1. N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Paranoid Android</text:p>
          </table:table-cell>
          <table:table-cell office:value-type="float" office:value="1" table:style-name="ce5">
            <text:p>1</text:p>
          </table:table-cell>
          <table:table-cell office:value-type="time" office:time-value="PT3H30M0S" table:style-name="ce6">
            <text:p>0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Exit Music</text:p>
          </table:table-cell>
          <table:table-cell office:value-type="float" office:value="5" table:style-name="ce5">
            <text:p>5</text:p>
          </table:table-cell>
          <table:table-cell office:value-type="time" office:time-value="PT4H50M0S" table:style-name="ce6">
            <text:p>04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My Iron Lung</text:p>
          </table:table-cell>
          <table:table-cell office:value-type="float" office:value="1" table:style-name="ce5">
            <text:p>1</text:p>
          </table:table-cell>
          <table:table-cell office:value-type="time" office:time-value="PT4H10M0S" table:style-name="ce6">
            <text:p>04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High and Dry</text:p>
          </table:table-cell>
          <table:table-cell office:value-type="float" office:value="2" table:style-name="ce5">
            <text:p>2</text:p>
          </table:table-cell>
          <table:table-cell office:value-type="time" office:time-value="PT3H45M0S" table:style-name="ce6">
            <text:p>03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The Jack</text:p>
          </table:table-cell>
          <table:table-cell office:value-type="float" office:value="3" table:style-name="ce5">
            <text:p>3</text:p>
          </table:table-cell>
          <table:table-cell office:value-type="time" office:time-value="PT5H50M0S" table:style-name="ce6">
            <text:p>05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Life Wire</text:p>
          </table:table-cell>
          <table:table-cell office:value-type="float" office:value="4" table:style-name="ce5">
            <text:p>4</text:p>
          </table:table-cell>
          <table:table-cell office:value-type="time" office:time-value="PT5H47M0S" table:style-name="ce6">
            <text:p>05:47:0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3">
            <text:p>Artist / Band Name</text:p>
          </table:table-cell>
          <table:table-cell office:value-type="string" table:style-name="ce3">
            <text:p>Tracks</text:p>
          </table:table-cell>
          <table:table-cell office:value-type="string" table:style-name="ce1">
            <text:p>(Passt 2. NF?)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bum Name, Artist / Band Name →</text:p>
          </table:table-cell>
          <table:table-cell office:value-type="string" table:style-name="ce4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4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 →</text:p>
          </table:table-cell>
          <table:table-cell office:value-type="string" table:style-name="ce4">
            <text:p>Verlag/Stud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, Track →</text:p>
          </table:table-cell>
          <table:table-cell office:value-type="string" table:style-name="ce5">
            <text:p>Tit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, Track →</text:p>
          </table:table-cell>
          <table:table-cell office:value-type="string" table:style-name="ce5">
            <text:p>Dau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. NF (verbessert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Paranoid Android</text:p>
          </table:table-cell>
          <table:table-cell office:value-type="float" office:value="1" table:style-name="ce5">
            <text:p>1</text:p>
          </table:table-cell>
          <table:table-cell office:value-type="time" office:time-value="PT3H30M0S" table:style-name="ce6">
            <text:p>03:30:0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Exit Music</text:p>
          </table:table-cell>
          <table:table-cell office:value-type="float" office:value="5" table:style-name="ce5">
            <text:p>5</text:p>
          </table:table-cell>
          <table:table-cell office:value-type="time" office:time-value="PT4H50M0S" table:style-name="ce6">
            <text:p>04:50: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My Iron Lung</text:p>
          </table:table-cell>
          <table:table-cell office:value-type="float" office:value="1" table:style-name="ce5">
            <text:p>1</text:p>
          </table:table-cell>
          <table:table-cell office:value-type="time" office:time-value="PT4H10M0S" table:style-name="ce6">
            <text:p>04:10: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High and Dry</text:p>
          </table:table-cell>
          <table:table-cell office:value-type="float" office:value="2" table:style-name="ce5">
            <text:p>2</text:p>
          </table:table-cell>
          <table:table-cell office:value-type="time" office:time-value="PT3H45M0S" table:style-name="ce6">
            <text:p>03:45: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The Jack</text:p>
          </table:table-cell>
          <table:table-cell office:value-type="float" office:value="3" table:style-name="ce5">
            <text:p>3</text:p>
          </table:table-cell>
          <table:table-cell office:value-type="time" office:time-value="PT5H50M0S" table:style-name="ce6">
            <text:p>05:50: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Life Wire</text:p>
          </table:table-cell>
          <table:table-cell office:value-type="float" office:value="4" table:style-name="ce5">
            <text:p>4</text:p>
          </table:table-cell>
          <table:table-cell office:value-type="time" office:time-value="PT5H47M0S" table:style-name="ce6">
            <text:p>05:47: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3">
            <text:p>Tracks</text:p>
          </table:table-cell>
          <table:table-cell office:value-type="string" table:style-name="ce1">
            <text:p>(Passt 2. NF?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lbum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rtist / B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5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Verlag/Stud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, Track →</text:p>
          </table:table-cell>
          <table:table-cell office:value-type="string" table:style-name="ce5">
            <text:p>Tit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, Track →</text:p>
          </table:table-cell>
          <table:table-cell office:value-type="string" table:style-name="ce5">
            <text:p>Dauer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2. N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1">
            <text:p>(Passt 3. NF?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lbum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rtist / B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4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Verlag/Studio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3. N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</text:p>
          </table:table-cell>
          <table:table-cell office:value-type="string" table:style-name="ce2">
            <text:p>Verlag/Stud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string" table:style-name="ce1">
            <text:p>Canned Applause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string" table:style-name="ce1">
            <text:p>RAK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string" table:style-name="ce1">
            <text:p>Albert Production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rtist / Band</text:p>
          </table:table-cell>
          <table:table-cell office:value-type="string" table:style-name="ce2">
            <text:p>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3. NF (verbessert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 ID</text:p>
          </table:table-cell>
          <table:table-cell office:value-type="string" table:style-name="ce2">
            <text:p>Verlag/Stud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ned Applause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K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bert Production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rtist / Band ID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Gründungsjahr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diohead</text:p>
          </table:table-cell>
          <table:table-cell office:value-type="float" office:value="2030" table:style-name="ce1">
            <text:p>2030</text:p>
          </table:table-cell>
          <table:table-cell table:number-columns-repeated="16381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16</meta:generator>
    <dc:title/>
    <dc:description/>
    <dc:subject/>
    <meta:initial-creator/>
    <dc:creator>Pifeas Iason</dc:creator>
    <meta:creation-date>2025-04-16T09:43:58Z</meta:creation-date>
    <dc:date>2025-04-22T06:31:52Z</dc:date>
    <meta:editing-cycles>2</meta:editing-cycles>
  </office:meta>
</office:document-meta>
</file>